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"/>
      <text:p text:style-name="P4">Presentació assignatura</text:p>
      <text:p text:style-name="P6">Comentem web assignatura</text:p>
      <text:p text:style-name="P8">Comentem unitats </text:p>
      <text:list xml:id="list6364325037787277225" text:style-name="L1">
        <text:list-item>
          <text:p text:style-name="P10">1.1 Circuit elèctric</text:p>
        </text:list-item>
        <text:list-item>
          <text:p text:style-name="P10">1.2 Llei d'ohm</text:p>
        </text:list-item>
        <text:list-item>
          <text:p text:style-name="P10">2 Seguretat</text:p>
        </text:list-item>
        <text:list-item>
          <text:p text:style-name="P10">3 Sèrie paral·lel </text:p>
        </text:list-item>
      </text:list>
      <text:p text:style-name="P6"/>
      <text:p text:style-name="P6"/>
      <text:p text:style-name="P3">Di<text:span text:style-name="T3">jous</text:span><text:tab/><text:tab/><text:tab/><text:tab/>2<text:span text:style-name="T3">6</text:span>/09/2<text:span text:style-name="T1">4</text:span></text:p>
      <text:p text:style-name="P5"/>
      <text:p text:style-name="P7">Comentem </text:p>
      <text:list xml:id="list9013141589378695203" text:style-name="L2">
        <text:list-item>
          <text:p text:style-name="P11"><text:a xlink:type="simple" xlink:href="https://paulinoposada.github.io/web_e/web_e_2425/documents/apunts/unitat_4_analisis_redes/e_apunts_ud_4_gs.pdf">Unitat 4</text:a></text:p>
        </text:list-item>
        <text:list-item>
          <text:p text:style-name="P12"><text:a xlink:type="simple" xlink:href="https://paulinoposada.github.io/web_e/documents/llibre/llibre_capitol_10_proteccions/llibre_electricitat_capitol_10.pdf">Llibre electricitat capítol 10</text:a> – Las protecciones eléctricas, fins pàg. 239 <text:s/></text:p>
        </text:list-item>
        <text:list-item>
          <text:p text:style-name="P11">Programa de simulació Cade Simu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9-25T10:35:15.636574723</dc:date>
    <meta:editing-duration>PT42M10S</meta:editing-duration>
    <meta:editing-cycles>45</meta:editing-cycles>
    <meta:document-statistic meta:table-count="0" meta:image-count="0" meta:object-count="0" meta:page-count="1" meta:paragraph-count="14" meta:word-count="50" meta:character-count="317" meta:non-whitespace-character-count="277"/>
  </office:meta>
</office:document-meta>
</file>